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Courier" svg:font-family="Courier"/>
    <style:font-face style:name="Helvetica Neue" svg:font-family="Helvetica Neue"/>
    <style:font-face style:name="Times" svg:font-family="Times"/>
  </office:font-face-decls>
  <office:automatic-styles>
    <style:style style:name="P1" style:family="paragraph" style:parent-style-name="Standard">
      <style:text-properties style:font-name="Helvetica Neue" fo:font-size="12.0pt" fo:color="#dcdcdc" fo:background-color="#1e1e1e"/>
    </style:style>
    <style:style style:name="P2" style:family="paragraph" style:parent-style-name="Standard">
      <style:paragraph-properties fo:margin-left="0.5000in" fo:text-indent="-0.5000in">
        <style:tab-stops>
          <style:tab-stop style:position="0.1528in"/>
          <style:tab-stop style:position="0.5000in"/>
        </style:tab-stops>
      </style:paragraph-properties>
      <style:text-properties style:font-name="Times" fo:font-size="12.0pt" fo:color="#dcdcdc"/>
    </style:style>
    <style:style style:name="P3" style:family="paragraph" style:parent-style-name="Standard">
      <style:paragraph-properties fo:margin-bottom="0.1389in"/>
      <style:text-properties style:font-name="Courier" fo:font-size="11.0pt" fo:color="#dcdcdc" fo:background-color="#27292c"/>
    </style:style>
    <style:style style:name="P4" style:family="paragraph" style:parent-style-name="Standard">
      <style:paragraph-properties fo:margin-left="0.5000in" fo:text-indent="-0.5000in">
        <style:tab-stops>
          <style:tab-stop style:position="0.1528in"/>
          <style:tab-stop style:position="0.5000in"/>
        </style:tab-stops>
      </style:paragraph-properties>
      <style:text-properties style:font-name="Courier" fo:font-size="11.0pt" fo:color="#dcdcdc" fo:background-color="#27292c"/>
    </style:style>
    <style:style style:name="P5" style:family="paragraph" style:parent-style-name="Standard">
      <style:paragraph-properties fo:margin-bottom="0.1667in"/>
      <style:text-properties style:font-name="Times" fo:font-size="12.0pt"/>
    </style:style>
    <style:style style:name="P6" style:family="paragraph" style:parent-style-name="Standard">
      <style:paragraph-properties fo:text-align="center"/>
      <style:text-properties style:font-name="Helvetica Neue" fo:font-size="12.0pt" fo:color="#bbbbbb"/>
    </style:style>
    <style:style style:name="T1" style:family="text">
      <style:text-properties fo:letter-spacing="0.0000in"/>
    </style:style>
    <style:style style:name="T2" style:family="text">
      <style:text-properties fo:font-weight="bold" fo:font-weight-asian="bold" fo:font-weight-complex="bold"/>
    </style:style>
    <style:style style:name="T3" style:family="text">
      <style:text-properties fo:font-weight="bold" fo:font-weight-asian="bold" fo:font-weight-complex="bold" fo:letter-spacing="0.0000in"/>
    </style:style>
    <style:style style:name="T4" style:family="text">
      <style:text-properties style:font-name="Courier" fo:font-size="11.0pt" fo:font-size-asian="11.0pt" fo:font-size-complex="11.0pt" fo:letter-spacing="0.0000in" fo:background-color="#27292c"/>
    </style:style>
    <style:style style:name="T5" style:family="text">
      <style:text-properties style:font-name="Helvetica Neue" fo:font-size="12.0pt" fo:font-size-asian="12.0pt" fo:font-size-complex="12.0pt" fo:font-weight="bold" fo:font-weight-asian="bold" fo:font-weight-complex="bold" fo:letter-spacing="0.0000in" fo:background-color="transparent"/>
    </style:style>
    <style:style style:name="T6" style:family="text">
      <style:text-properties style:font-name="Times" fo:font-size="12.0pt" fo:font-size-asian="12.0pt" fo:font-size-complex="12.0pt" fo:font-weight="bold" fo:font-weight-asian="bold" fo:font-weight-complex="bold" fo:background-color="transparent"/>
    </style:style>
    <style:style style:name="T7" style:family="text">
      <style:text-properties style:font-name="Times" fo:font-size="12.0pt" fo:font-size-asian="12.0pt" fo:font-size-complex="12.0pt" fo:font-weight="bold" fo:font-weight-asian="bold" fo:font-weight-complex="bold" fo:letter-spacing="0.0000in" fo:background-color="transparent"/>
    </style:style>
    <style:style style:name="T8" style:family="text">
      <style:text-properties style:font-name="Times" fo:font-size="12.0pt" fo:font-size-asian="12.0pt" fo:font-size-complex="12.0pt" fo:letter-spacing="0.0000in" fo:background-color="transparent"/>
    </style:style>
    <style:style style:name="T9" style:family="text">
      <style:text-properties style:text-position="sub 100%" fo:letter-spacing="0.0000in"/>
    </style:style>
    <style:style style:name="TableColumn1" style:family="table-column">
      <style:table-column-properties style:column-width="3.4625in" style:rel-column-width="32767*"/>
    </style:style>
    <text:list-style style:name="L1">
      <text:list-level-style-bullet text:level="1" text:bullet-char="•">
        <style:list-level-properties text:space-before="0.25in" text:min-label-width="0.25in"/>
      </text:list-level-style-bullet>
    </text:list-style>
  </office:automatic-styles>
  <office:body>
    <office:text>
      <text:p text:style-name="P1"><text:span text:style-name="T1"/></text:p>
      <text:list text:style-name="L1">
        <text:list-item>
          <text:p text:style-name="P2"><text:span text:style-name="T2"/><text:span text:style-name="T3">Jasprit Bumrah 0 pt</text:span><text:span text:style-name="T1"> (Selector: </text:span><text:span text:style-name="T4">DIV.m11c-plyrSel__name</text:span><text:span text:style-name="T1">)</text:span></text:p>
        </text:list-item>
        <text:list-item>
          <text:p text:style-name="P2"><text:span text:style-name="T2"/><text:span text:style-name="T3">Varun Chakaravarthy 0 pt</text:span><text:span text:style-name="T1"> (Selector: </text:span><text:span text:style-name="T4">DIV.m11c-plyrSel__name</text:span><text:span text:style-name="T1">)</text:span></text:p>
        </text:list-item>
        <text:list-item>
          <text:p text:style-name="P2"><text:span text:style-name="T2"/><text:span text:style-name="T3">Josh Hazlewood 0 pt</text:span><text:span text:style-name="T1"> (Selector: </text:span><text:span text:style-name="T4">DIV.m11c-plyrSel__name</text:span><text:span text:style-name="T1">)</text:span></text:p>
        </text:list-item>
        <text:list-item>
          <text:p text:style-name="P2"><text:span text:style-name="T2"/><text:span text:style-name="T3">Arshdeep Singh 0 pt</text:span><text:span text:style-name="T1"> (Selector: </text:span><text:span text:style-name="T4">DIV.m11c-plyrSel__name</text:span><text:span text:style-name="T1">)</text:span></text:p>
        </text:list-item>
        <text:list-item>
          <text:p text:style-name="P2"><text:span text:style-name="T2"/><text:span text:style-name="T3">Trent Boult 0 pt</text:span><text:span text:style-name="T1"> (Selector: </text:span><text:span text:style-name="T4">DIV.m11c-plyrSel__name</text:span><text:span text:style-name="T1">)</text:span></text:p>
        </text:list-item>
        <text:list-item>
          <text:p text:style-name="P2"><text:span text:style-name="T2"/><text:span text:style-name="T3">Mitchell Starc 0 pt</text:span><text:span text:style-name="T1"> (Selector: </text:span><text:span text:style-name="T4">DIV.m11c-plyrSel__name</text:span><text:span text:style-name="T1">)</text:span></text:p>
        </text:list-item>
        <text:list-item>
          <text:p text:style-name="P2"><text:span text:style-name="T2"/><text:span text:style-name="T3">Harshal Patel 0 pt</text:span><text:span text:style-name="T1"> (Selector: </text:span><text:span text:style-name="T4">DIV.m11c-plyrSel__name</text:span><text:span text:style-name="T1">)</text:span></text:p>
        </text:list-item>
        <text:list-item>
          <text:p text:style-name="P2"><text:span text:style-name="T2"/><text:span text:style-name="T3">Pat Cummins 0 pt</text:span><text:span text:style-name="T1"> (Selector: </text:span><text:span text:style-name="T4">DIV.m11c-plyrSel__name</text:span><text:span text:style-name="T1">)</text:span></text:p>
        </text:list-item>
        <text:list-item>
          <text:p text:style-name="P2"><text:span text:style-name="T2"/><text:span text:style-name="T3">Rashid Khan 0 pt</text:span><text:span text:style-name="T1"> (Selector: </text:span><text:span text:style-name="T4">DIV.m11c-plyrSel__name</text:span><text:span text:style-name="T1">)</text:span></text:p>
        </text:list-item>
        <text:list-item>
          <text:p text:style-name="P2"><text:span text:style-name="T2"/><text:span text:style-name="T3">Yuzvendra Chahal 0 pt</text:span><text:span text:style-name="T1"> (Selector: </text:span><text:span text:style-name="T4">DIV.m11c-plyrSel__name</text:span><text:span text:style-name="T1">)</text:span></text:p>
        </text:list-item>
        <text:list-item>
          <text:p text:style-name="P2"><text:span text:style-name="T2"/><text:span text:style-name="T3">Kuldeep Yadav 0 pt</text:span><text:span text:style-name="T1"> (Selector: </text:span><text:span text:style-name="T4">DIV.m11c-plyrSel__name</text:span><text:span text:style-name="T1">)</text:span></text:p>
        </text:list-item>
        <text:list-item>
          <text:p text:style-name="P2"><text:span text:style-name="T2"/><text:span text:style-name="T3">Mohammed Siraj 0 pt</text:span><text:span text:style-name="T1"> (Selector: </text:span><text:span text:style-name="T4">DIV.m11c-plyrSel__name</text:span><text:span text:style-name="T1">)</text:span></text:p>
        </text:list-item>
        <text:list-item>
          <text:p text:style-name="P2"><text:span text:style-name="T2"/><text:span text:style-name="T3">Khaleel Ahmed 0 pt</text:span><text:span text:style-name="T1"> (Selector: </text:span><text:span text:style-name="T4">DIV.m11c-plyrSel__name</text:span><text:span text:style-name="T1">)</text:span></text:p>
        </text:list-item>
        <text:list-item>
          <text:p text:style-name="P2"><text:span text:style-name="T2"/><text:span text:style-name="T3">Deepak Chahar 0 pt</text:span><text:span text:style-name="T1"> (Selector: </text:span><text:span text:style-name="T4">DIV.m11c-plyrSel__name</text:span><text:span text:style-name="T1">)</text:span></text:p>
        </text:list-item>
        <text:list-item>
          <text:p text:style-name="P2"><text:span text:style-name="T2"/><text:span text:style-name="T3">Sai Kishore 0 pt</text:span><text:span text:style-name="T1"> (Selector: </text:span><text:span text:style-name="T4">DIV.m11c-plyrSel__name</text:span><text:span text:style-name="T1">)</text:span></text:p>
        </text:list-item>
        <text:list-item>
          <text:p text:style-name="P2"><text:span text:style-name="T2"/><text:span text:style-name="T3">Jofra Archer 0 pt</text:span><text:span text:style-name="T1"> (Selector: </text:span><text:span text:style-name="T4">DIV.m11c-plyrSel__name</text:span><text:span text:style-name="T1">)</text:span></text:p>
        </text:list-item>
        <text:list-item>
          <text:p text:style-name="P2"><text:span text:style-name="T2"/><text:span text:style-name="T3">Bhuvneshwar Kumar 0 pt</text:span><text:span text:style-name="T1"> (Selector: </text:span><text:span text:style-name="T4">DIV.m11c-plyrSel__name</text:span><text:span text:style-name="T1">)</text:span></text:p>
        </text:list-item>
        <text:list-item>
          <text:p text:style-name="P2"><text:span text:style-name="T2"/><text:span text:style-name="T3">Noor Ahmad 0 pt</text:span><text:span text:style-name="T1"> (Selector: </text:span><text:span text:style-name="T4">DIV.m11c-plyrSel__name</text:span><text:span text:style-name="T1">)</text:span></text:p>
        </text:list-item>
        <text:list-item>
          <text:p text:style-name="P2"><text:span text:style-name="T2"/><text:span text:style-name="T3">Prasidh Krishna 0 pt</text:span><text:span text:style-name="T1"> (Selector: </text:span><text:span text:style-name="T4">DIV.m11c-plyrSel__name</text:span><text:span text:style-name="T1">)</text:span></text:p>
        </text:list-item>
        <text:list-item>
          <text:p text:style-name="P2"><text:span text:style-name="T2"/><text:span text:style-name="T3">Harshit Rana 0 pt</text:span><text:span text:style-name="T1"> (Selector: </text:span><text:span text:style-name="T4">DIV.m11c-plyrSel__name</text:span><text:span text:style-name="T1">)</text:span></text:p>
        </text:list-item>
        <text:list-item>
          <text:p text:style-name="P2"><text:span text:style-name="T2"/><text:span text:style-name="T3">Vaibhav Arora 0 pt</text:span><text:span text:style-name="T1"> (Selector: </text:span><text:span text:style-name="T4">DIV.m11c-plyrSel__name</text:span><text:span text:style-name="T1">)</text:span></text:p>
        </text:list-item>
        <text:list-item>
          <text:p text:style-name="P2"><text:span text:style-name="T2"/><text:span text:style-name="T3">Digvesh Singh 0 pt</text:span><text:span text:style-name="T1"> (Selector: </text:span><text:span text:style-name="T4">DIV.m11c-plyrSel__name</text:span><text:span text:style-name="T1">)</text:span></text:p>
        </text:list-item>
        <text:list-item>
          <text:p text:style-name="P2"><text:span text:style-name="T2"/><text:span text:style-name="T3">Matheesha Pathirana 0 pt</text:span><text:span text:style-name="T1"> (Selector: </text:span><text:span text:style-name="T4">DIV.m11c-plyrSel__name</text:span><text:span text:style-name="T1">)</text:span></text:p>
        </text:list-item>
        <text:list-item>
          <text:p text:style-name="P2"><text:span text:style-name="T2"/><text:span text:style-name="T3">Ravi Bishnoi 0 pt</text:span><text:span text:style-name="T1"> (Selector: </text:span><text:span text:style-name="T4">DIV.m11c-plyrSel__name</text:span><text:span text:style-name="T1">)</text:span></text:p>
        </text:list-item>
        <text:list-item>
          <text:p text:style-name="P2"><text:span text:style-name="T2"/><text:span text:style-name="T3">Mohammad Shami 0 pt</text:span><text:span text:style-name="T1"> (Selector: </text:span><text:span text:style-name="T4">DIV.m11c-plyrSel__name</text:span><text:span text:style-name="T1">)</text:span></text:p>
        </text:list-item>
        <text:list-item>
          <text:p text:style-name="P2"><text:span text:style-name="T2"/><text:span text:style-name="T3">Eshan Malinga 0 pt</text:span><text:span text:style-name="T1"> (Selector: </text:span><text:span text:style-name="T4">DIV.m11c-plyrSel__name</text:span><text:span text:style-name="T1">)</text:span></text:p>
        </text:list-item>
        <text:list-item>
          <text:p text:style-name="P2"><text:span text:style-name="T2"/><text:span text:style-name="T3">Anshul Kamboj 0 pt</text:span><text:span text:style-name="T1"> (Selector: </text:span><text:span text:style-name="T4">DIV.m11c-plyrSel__name</text:span><text:span text:style-name="T1">)</text:span></text:p>
        </text:list-item>
        <text:list-item>
          <text:p text:style-name="P2"><text:span text:style-name="T2"/><text:span text:style-name="T3">Harpreet Brar 0 pt</text:span><text:span text:style-name="T1"> (Selector: </text:span><text:span text:style-name="T4">DIV.m11c-plyrSel__name</text:span><text:span text:style-name="T1">)</text:span></text:p>
        </text:list-item>
        <text:list-item>
          <text:p text:style-name="P2"><text:span text:style-name="T2"/><text:span text:style-name="T3">Tushar Deshpande 0 pt</text:span><text:span text:style-name="T1"> (Selector: </text:span><text:span text:style-name="T4">DIV.m11c-plyrSel__name</text:span><text:span text:style-name="T1">)</text:span></text:p>
        </text:list-item>
        <text:list-item>
          <text:p text:style-name="P2"><text:span text:style-name="T2"/><text:span text:style-name="T3">Mukesh Kumar 0 pt</text:span><text:span text:style-name="T1"> (Selector: </text:span><text:span text:style-name="T4">DIV.m11c-plyrSel__name</text:span><text:span text:style-name="T1">)</text:span></text:p>
        </text:list-item>
        <text:list-item>
          <text:p text:style-name="P2"><text:span text:style-name="T2"/><text:span text:style-name="T3">Ashwani Kumar 0 pt</text:span><text:span text:style-name="T1"> (Selector: </text:span><text:span text:style-name="T4">DIV.m11c-plyrSel__name</text:span><text:span text:style-name="T1">)</text:span></text:p>
        </text:list-item>
        <text:list-item>
          <text:p text:style-name="P2"><text:span text:style-name="T2"/><text:span text:style-name="T3">Suyash Sharma 0 pt</text:span><text:span text:style-name="T1"> (Selector: </text:span><text:span text:style-name="T4">DIV.m11c-plyrSel__name</text:span><text:span text:style-name="T1">)</text:span></text:p>
        </text:list-item>
        <text:list-item>
          <text:p text:style-name="P2"><text:span text:style-name="T2"/><text:span text:style-name="T3">Yash Dayal 0 pt</text:span><text:span text:style-name="T1"> (Selector: </text:span><text:span text:style-name="T4">DIV.m11c-plyrSel__name</text:span><text:span text:style-name="T1">)</text:span></text:p>
        </text:list-item>
        <text:list-item>
          <text:p text:style-name="P2"><text:span text:style-name="T2"/><text:span text:style-name="T3">Sandeep Sharma 0 pt</text:span><text:span text:style-name="T1"> (Selector: </text:span><text:span text:style-name="T4">DIV.m11c-plyrSel__name</text:span><text:span text:style-name="T1">)</text:span></text:p>
        </text:list-item>
        <text:list-item>
          <text:p text:style-name="P2"><text:span text:style-name="T2"/><text:span text:style-name="T3">Lungi Ngidi 0 pt</text:span><text:span text:style-name="T1"> (Selector: </text:span><text:span text:style-name="T4">DIV.m11c-plyrSel__name</text:span><text:span text:style-name="T1">)</text:span></text:p>
        </text:list-item>
        <text:list-item>
          <text:p text:style-name="P2"><text:span text:style-name="T2"/><text:span text:style-name="T3">Avesh Khan 0 pt</text:span><text:span text:style-name="T1"> (Selector: </text:span><text:span text:style-name="T4">DIV.m11c-plyrSel__name</text:span><text:span text:style-name="T1">)</text:span></text:p>
        </text:list-item>
        <text:list-item>
          <text:p text:style-name="P2"><text:span text:style-name="T2"/><text:span text:style-name="T3">Lockie Ferguson 0 pt</text:span><text:span text:style-name="T1"> (Selector: </text:span><text:span text:style-name="T4">DIV.m11c-plyrSel__name</text:span><text:span text:style-name="T1">)</text:span></text:p>
        </text:list-item>
        <text:list-item>
          <text:p text:style-name="P2"><text:span text:style-name="T2"/><text:span text:style-name="T3">Vignesh Puthur 0 pt</text:span><text:span text:style-name="T1"> (Selector: </text:span><text:span text:style-name="T4">DIV.m11c-plyrSel__name</text:span><text:span text:style-name="T1">)</text:span></text:p>
        </text:list-item>
        <text:list-item>
          <text:p text:style-name="P2"><text:span text:style-name="T2"/><text:span text:style-name="T3">Ishant Sharma 0 pt</text:span><text:span text:style-name="T1"> (Selector: </text:span><text:span text:style-name="T4">DIV.m11c-plyrSel__name</text:span><text:span text:style-name="T1">)</text:span></text:p>
        </text:list-item>
        <text:list-item>
          <text:p text:style-name="P2"><text:span text:style-name="T2"/><text:span text:style-name="T3">Vijaykumar Vyshak 0 pt</text:span><text:span text:style-name="T1"> (Selector: </text:span><text:span text:style-name="T4">DIV.m11c-plyrSel__name</text:span><text:span text:style-name="T1">)</text:span></text:p>
        </text:list-item>
        <text:list-item>
          <text:p text:style-name="P2"><text:span text:style-name="T2"/><text:span text:style-name="T3">Kyle Jamieson 0 pt</text:span><text:span text:style-name="T1"> (Selector: </text:span><text:span text:style-name="T4">DIV.m11c-plyrSel__name</text:span><text:span text:style-name="T1">)</text:span></text:p>
        </text:list-item>
        <text:list-item>
          <text:p text:style-name="P2"><text:span text:style-name="T2"/><text:span text:style-name="T3">Arshad Khan 0 pt</text:span><text:span text:style-name="T1"> (Selector: </text:span><text:span text:style-name="T4">DIV.m11c-plyrSel__name</text:span><text:span text:style-name="T1">)</text:span></text:p>
        </text:list-item>
        <text:list-item>
          <text:p text:style-name="P2"><text:span text:style-name="T2"/><text:span text:style-name="T3">Dushmantha Chameera 0 pt</text:span><text:span text:style-name="T1"> (Selector: </text:span><text:span text:style-name="T4">DIV.m11c-plyrSel__name</text:span><text:span text:style-name="T1">)</text:span></text:p>
        </text:list-item>
        <text:list-item>
          <text:p text:style-name="P2"><text:span text:style-name="T2"/><text:span text:style-name="T3">Akash Singh 0 pt</text:span><text:span text:style-name="T1"> (Selector: </text:span><text:span text:style-name="T4">DIV.m11c-plyrSel__name</text:span><text:span text:style-name="T1">)</text:span></text:p>
        </text:list-item>
        <text:list-item>
          <text:p text:style-name="P2"><text:span text:style-name="T2"/><text:span text:style-name="T3">Shivam Mavi 0 pt</text:span><text:span text:style-name="T1"> (Selector: </text:span><text:span text:style-name="T4">DIV.m11c-plyrSel__name</text:span><text:span text:style-name="T1">)</text:span></text:p>
        </text:list-item>
        <text:list-item>
          <text:p text:style-name="P2"><text:span text:style-name="T2"/><text:span text:style-name="T3">Kagiso Rabada 0 pt</text:span><text:span text:style-name="T1"> (Selector: </text:span><text:span text:style-name="T4">DIV.m11c-plyrSel__name</text:span><text:span text:style-name="T1">)</text:span></text:p>
        </text:list-item>
        <text:list-item>
          <text:p text:style-name="P2"><text:span text:style-name="T2"/><text:span text:style-name="T3">Rasikh Salam 0 pt</text:span><text:span text:style-name="T1"> (Selector: </text:span><text:span text:style-name="T4">DIV.m11c-plyrSel__name</text:span><text:span text:style-name="T1">)</text:span></text:p>
        </text:list-item>
        <text:list-item>
          <text:p text:style-name="P2"><text:span text:style-name="T2"/><text:span text:style-name="T3">Matt Henry 0 pt</text:span><text:span text:style-name="T1"> (Selector: </text:span><text:span text:style-name="T4">DIV.m11c-plyrSel__name</text:span><text:span text:style-name="T1">)</text:span></text:p>
        </text:list-item>
        <text:list-item>
          <text:p text:style-name="P2"><text:span text:style-name="T2"/><text:span text:style-name="T3">T Natarajan 0 pt</text:span><text:span text:style-name="T1"> (Selector: </text:span><text:span text:style-name="T4">DIV.m11c-plyrSel__name</text:span><text:span text:style-name="T1">)</text:span></text:p>
        </text:list-item>
        <text:list-item>
          <text:p text:style-name="P2"><text:span text:style-name="T2"/><text:span text:style-name="T3">Nuwan Thushara 0 pt</text:span><text:span text:style-name="T1"> (Selector: </text:span><text:span text:style-name="T4">DIV.m11c-plyrSel__name</text:span><text:span text:style-name="T1">)</text:span></text:p>
        </text:list-item>
        <text:list-item>
          <text:p text:style-name="P2"><text:span text:style-name="T2"/><text:span text:style-name="T3">Mayank Yadav 0 pt</text:span><text:span text:style-name="T1"> (Selector: </text:span><text:span text:style-name="T4">DIV.m11c-plyrSel__name</text:span><text:span text:style-name="T1">)</text:span></text:p>
        </text:list-item>
        <text:list-item>
          <text:p text:style-name="P2"><text:span text:style-name="T2"/><text:span text:style-name="T3">Akash Deep 0 pt</text:span><text:span text:style-name="T1"> (Selector: </text:span><text:span text:style-name="T4">DIV.m11c-plyrSel__name</text:span><text:span text:style-name="T1">)</text:span></text:p>
        </text:list-item>
        <text:list-item>
          <text:p text:style-name="P2"><text:span text:style-name="T2"/><text:span text:style-name="T3">Mayank Markande 0 pt</text:span><text:span text:style-name="T1"> (Selector: </text:span><text:span text:style-name="T4">DIV.m11c-plyrSel__name</text:span><text:span text:style-name="T1">)</text:span></text:p>
        </text:list-item>
        <text:list-item>
          <text:p text:style-name="P2"><text:span text:style-name="T2"/><text:span text:style-name="T3">Umran Malik 0 pt</text:span><text:span text:style-name="T1"> (Selector: </text:span><text:span text:style-name="T4">DIV.m11c-plyrSel__name</text:span><text:span text:style-name="T1">)</text:span></text:p>
        </text:list-item>
        <text:list-item>
          <text:p text:style-name="P2"><text:span text:style-name="T2"/><text:span text:style-name="T3">Nathan Ellis 0 pt</text:span><text:span text:style-name="T1"> (Selector: </text:span><text:span text:style-name="T4">DIV.m11c-plyrSel__name</text:span><text:span text:style-name="T1">)</text:span></text:p>
        </text:list-item>
        <text:list-item>
          <text:p text:style-name="P2"><text:span text:style-name="T2"/><text:span text:style-name="T3">Mukesh Choudhary 0 pt</text:span><text:span text:style-name="T1"> (Selector: </text:span><text:span text:style-name="T4">DIV.m11c-plyrSel__name</text:span><text:span text:style-name="T1">)</text:span></text:p>
        </text:list-item>
        <text:list-item>
          <text:p text:style-name="P2"><text:span text:style-name="T2"/><text:span text:style-name="T3">Mohsin Khan 0 pt</text:span><text:span text:style-name="T1"> (Selector: </text:span><text:span text:style-name="T4">DIV.m11c-plyrSel__name</text:span><text:span text:style-name="T1">)</text:span></text:p>
        </text:list-item>
        <text:list-item>
          <text:p text:style-name="P2"><text:span text:style-name="T2"/><text:span text:style-name="T3">Akeal Hosein 0 pt</text:span><text:span text:style-name="T1"> (Selector: </text:span><text:span text:style-name="T4">DIV.m11c-plyrSel__name</text:span><text:span text:style-name="T1">)</text:span></text:p>
        </text:list-item>
        <text:list-item>
          <text:p text:style-name="P2"><text:span text:style-name="T2"/><text:span text:style-name="T3">Kuldeep Sen 0 pt</text:span><text:span text:style-name="T1"> (Selector: </text:span><text:span text:style-name="T4">DIV.m11c-plyrSel__name</text:span><text:span text:style-name="T1">)</text:span></text:p>
        </text:list-item>
        <text:list-item>
          <text:p text:style-name="P2"><text:span text:style-name="T2"/><text:span text:style-name="T3">Yudhvir Singh 0 pt</text:span><text:span text:style-name="T1"> (Selector: </text:span><text:span text:style-name="T4">DIV.m11c-plyrSel__name</text:span><text:span text:style-name="T1">)</text:span></text:p>
        </text:list-item>
        <text:list-item>
          <text:p text:style-name="P2"><text:span text:style-name="T2"/><text:span text:style-name="T3">Manimaran Siddharth 0 pt</text:span><text:span text:style-name="T1"> (Selector: </text:span><text:span text:style-name="T4">DIV.m11c-plyrSel__name</text:span><text:span text:style-name="T1">)</text:span></text:p>
        </text:list-item>
        <text:list-item>
          <text:p text:style-name="P2"><text:span text:style-name="T2"/><text:span text:style-name="T3">Jaydev Unadkat 0 pt</text:span><text:span text:style-name="T1"> (Selector: </text:span><text:span text:style-name="T4">DIV.m11c-plyrSel__name</text:span><text:span text:style-name="T1">)</text:span></text:p>
        </text:list-item>
        <text:list-item>
          <text:p text:style-name="P2"><text:span text:style-name="T2"/><text:span text:style-name="T3">Zeeshan Ansari 0 pt</text:span><text:span text:style-name="T1"> (Selector: </text:span><text:span text:style-name="T4">DIV.m11c-plyrSel__name</text:span><text:span text:style-name="T1">)</text:span></text:p>
        </text:list-item>
        <text:list-item>
          <text:p text:style-name="P2"><text:span text:style-name="T2"/><text:span text:style-name="T3">Jacob Duffy 0 pt</text:span><text:span text:style-name="T1"> (Selector: </text:span><text:span text:style-name="T4">DIV.m11c-plyrSel__name</text:span><text:span text:style-name="T1">)</text:span></text:p>
        </text:list-item>
        <text:list-item>
          <text:p text:style-name="P2"><text:span text:style-name="T2"/><text:span text:style-name="T3">Brydon Carse 0 pt</text:span><text:span text:style-name="T1"> (Selector: </text:span><text:span text:style-name="T4">DIV.m11c-plyrSel__name</text:span><text:span text:style-name="T1">)</text:span></text:p>
        </text:list-item>
        <text:list-item>
          <text:p text:style-name="P2"><text:span text:style-name="T2"/><text:span text:style-name="T3">Rahul Chahar 0 pt</text:span><text:span text:style-name="T1"> (Selector: </text:span><text:span text:style-name="T4">DIV.m11c-plyrSel__name</text:span><text:span text:style-name="T1">)</text:span></text:p>
        </text:list-item>
        <text:list-item>
          <text:p text:style-name="P2"><text:span text:style-name="T2"/><text:span text:style-name="T3">Kartik Tyagi 0 pt</text:span><text:span text:style-name="T1"> (Selector: </text:span><text:span text:style-name="T4">DIV.m11c-plyrSel__name</text:span><text:span text:style-name="T1">)</text:span></text:p>
        </text:list-item>
        <text:list-item>
          <text:p text:style-name="P2"><text:span text:style-name="T2"/><text:span text:style-name="T3">Anrich Nortje 0 pt</text:span><text:span text:style-name="T1"> (Selector: </text:span><text:span text:style-name="T4">DIV.m11c-plyrSel__name</text:span><text:span text:style-name="T1">)</text:span></text:p>
        </text:list-item>
        <text:list-item>
          <text:p text:style-name="P2"><text:span text:style-name="T2"/><text:span text:style-name="T3">Sakib Hussain 0 pt</text:span><text:span text:style-name="T1"> (Selector: </text:span><text:span text:style-name="T4">DIV.m11c-plyrSel__name</text:span><text:span text:style-name="T1">)</text:span></text:p>
        </text:list-item>
        <text:list-item>
          <text:p text:style-name="P2"><text:span text:style-name="T2"/><text:span text:style-name="T3">Abhinandan Singh 0 pt</text:span><text:span text:style-name="T1"> (Selector: </text:span><text:span text:style-name="T4">DIV.m11c-plyrSel__name</text:span><text:span text:style-name="T1">)</text:span></text:p>
        </text:list-item>
        <text:list-item>
          <text:p text:style-name="P2"><text:span text:style-name="T2"/><text:span text:style-name="T3">Yash Thakur 0 pt</text:span><text:span text:style-name="T1"> (Selector: </text:span><text:span text:style-name="T4">DIV.m11c-plyrSel__name</text:span><text:span text:style-name="T1">)</text:span></text:p>
        </text:list-item>
        <text:list-item>
          <text:p text:style-name="P2"><text:span text:style-name="T2"/><text:span text:style-name="T3">Prince Yadav 0 pt</text:span><text:span text:style-name="T1"> (Selector: </text:span><text:span text:style-name="T4">DIV.m11c-plyrSel__name</text:span><text:span text:style-name="T1">)</text:span></text:p>
        </text:list-item>
        <text:list-item>
          <text:p text:style-name="P2"><text:span text:style-name="T2"/><text:span text:style-name="T3">Praful Hinge 0 pt</text:span><text:span text:style-name="T1"> (Selector: </text:span><text:span text:style-name="T4">DIV.m11c-plyrSel__name</text:span><text:span text:style-name="T1">)</text:span></text:p>
        </text:list-item>
        <text:list-item>
          <text:p text:style-name="P2"><text:span text:style-name="T2"/><text:span text:style-name="T3">Vicky Ostwal 0 pt</text:span><text:span text:style-name="T1"> (Selector: </text:span><text:span text:style-name="T4">DIV.m11c-plyrSel__name</text:span><text:span text:style-name="T1">)</text:span></text:p>
        </text:list-item>
        <text:list-item>
          <text:p text:style-name="P2"><text:span text:style-name="T2"/><text:span text:style-name="T3">Amit Kumar 0 pt</text:span><text:span text:style-name="T1"> (Selector: </text:span><text:span text:style-name="T4">DIV.m11c-plyrSel__name</text:span><text:span text:style-name="T1">)</text:span></text:p>
        </text:list-item>
        <text:list-item>
          <text:p text:style-name="P2"><text:span text:style-name="T2"/><text:span text:style-name="T3">Onkar Tarmale 0 pt</text:span><text:span text:style-name="T1"> (Selector: </text:span><text:span text:style-name="T4">DIV.m11c-plyrSel__name</text:span><text:span text:style-name="T1">)</text:span></text:p>
        </text:list-item>
        <text:list-item>
          <text:p text:style-name="P2"><text:span text:style-name="T2"/><text:span text:style-name="T3">Xavier Bartlett 0 pt</text:span><text:span text:style-name="T1"> (Selector: </text:span><text:span text:style-name="T4">DIV.m11c-plyrSel__name</text:span><text:span text:style-name="T1">)</text:span></text:p>
        </text:list-item>
        <text:list-item>
          <text:p text:style-name="P2"><text:span text:style-name="T2"/><text:span text:style-name="T3">AM Ghazanfar 0 pt</text:span><text:span text:style-name="T1"> (Selector: </text:span><text:span text:style-name="T4">DIV.m11c-plyrSel__name</text:span><text:span text:style-name="T1">)</text:span></text:p>
        </text:list-item>
        <text:list-item>
          <text:p text:style-name="P2"><text:span text:style-name="T2"/><text:span text:style-name="T3">Nandre Burger 0 pt</text:span><text:span text:style-name="T1"> (Selector: </text:span><text:span text:style-name="T4">DIV.m11c-plyrSel__name</text:span><text:span text:style-name="T1">)</text:span></text:p>
        </text:list-item>
        <text:list-item>
          <text:p text:style-name="P2"><text:span text:style-name="T2"/><text:span text:style-name="T3">Arjun Tendulkar 0 pt</text:span><text:span text:style-name="T1"> (Selector: </text:span><text:span text:style-name="T4">DIV.m11c-plyrSel__name</text:span><text:span text:style-name="T1">)</text:span></text:p>
        </text:list-item>
        <text:list-item>
          <text:p text:style-name="P2"><text:span text:style-name="T2"/><text:span text:style-name="T3">Gurjapneet Singh 0 pt</text:span><text:span text:style-name="T1"> (Selector: </text:span><text:span text:style-name="T4">DIV.m11c-plyrSel__name</text:span><text:span text:style-name="T1">)</text:span></text:p>
        </text:list-item>
        <text:list-item>
          <text:p text:style-name="P2"><text:span text:style-name="T2"/><text:span text:style-name="T3">Ashok Sharma 0 pt</text:span><text:span text:style-name="T1"> (Selector: </text:span><text:span text:style-name="T4">DIV.m11c-plyrSel__name</text:span><text:span text:style-name="T1">)</text:span></text:p>
        </text:list-item>
        <text:list-item>
          <text:p text:style-name="P2"><text:span text:style-name="T2"/><text:span text:style-name="T3">Kwena Maphaka 0 pt</text:span><text:span text:style-name="T1"> (Selector: </text:span><text:span text:style-name="T4">DIV.m11c-plyrSel__name</text:span><text:span text:style-name="T1">)</text:span></text:p>
        </text:list-item>
        <text:list-item>
          <text:p text:style-name="P2"><text:span text:style-name="T2"/><text:span text:style-name="T3">Luke Wood 0 pt</text:span><text:span text:style-name="T1"> (Selector: </text:span><text:span text:style-name="T4">DIV.m11c-plyrSel__name</text:span><text:span text:style-name="T1">)</text:span></text:p>
        </text:list-item>
        <text:list-item>
          <text:p text:style-name="P2"><text:span text:style-name="T2"/><text:span text:style-name="T3">Adam Milne 0 pt</text:span><text:span text:style-name="T1"> (Selector: </text:span><text:span text:style-name="T4">DIV.m11c-plyrSel__name</text:span><text:span text:style-name="T1">)</text:span></text:p>
        </text:list-item>
        <text:list-item>
          <text:p text:style-name="P2"><text:span text:style-name="T2"/><text:span text:style-name="T3">Jayant Yadav 0 pt</text:span><text:span text:style-name="T1"> (Selector: </text:span><text:span text:style-name="T4">DIV.m11c-plyrSel__name</text:span><text:span text:style-name="T1">)</text:span></text:p>
        </text:list-item>
        <text:list-item>
          <text:p text:style-name="P2"><text:span text:style-name="T2"/><text:span text:style-name="T3">Ramakrishna Ghosh 0 pt</text:span><text:span text:style-name="T1"> (Selector: </text:span><text:span text:style-name="T4">DIV.m11c-plyrSel__name</text:span><text:span text:style-name="T1">)</text:span></text:p>
        </text:list-item>
        <text:list-item>
          <text:p text:style-name="P2"><text:span text:style-name="T2"/><text:span text:style-name="T3">Mohammad Izhar 0 pt</text:span><text:span text:style-name="T1"> (Selector: </text:span><text:span text:style-name="T4">DIV.m11c-plyrSel__name</text:span><text:span text:style-name="T1">)</text:span></text:p>
        </text:list-item>
        <text:list-item>
          <text:p text:style-name="P2"><text:span text:style-name="T2"/><text:span text:style-name="T3">Manav Suthar 0 pt</text:span><text:span text:style-name="T1"> (Selector: </text:span><text:span text:style-name="T4">DIV.m11c-plyrSel__name</text:span><text:span text:style-name="T1">)</text:span></text:p>
        </text:list-item>
        <text:list-item>
          <text:p text:style-name="P2"><text:span text:style-name="T2"/><text:span text:style-name="T3">Prashant Solanki 0 pt</text:span><text:span text:style-name="T1"> (Selector: </text:span><text:span text:style-name="T4">DIV.m11c-plyrSel__name</text:span><text:span text:style-name="T1">)</text:span></text:p>
        </text:list-item>
        <text:list-item>
          <text:p text:style-name="P2"><text:span text:style-name="T2"/><text:span text:style-name="T3">Prithvi Raj Yarra 0 pt</text:span><text:span text:style-name="T1"> (Selector: </text:span><text:span text:style-name="T4">DIV.m11c-plyrSel__name</text:span><text:span text:style-name="T1">)</text:span></text:p>
        </text:list-item>
        <text:list-item>
          <text:p text:style-name="P2"><text:span text:style-name="T2"/><text:span text:style-name="T3">Gurnoor Brar 0 pt</text:span><text:span text:style-name="T1"> (Selector: </text:span><text:span text:style-name="T4">DIV.m11c-plyrSel__name</text:span><text:span text:style-name="T1">)</text:span></text:p>
        </text:list-item>
        <text:list-item>
          <text:p text:style-name="P2"><text:span text:style-name="T2"/><text:span text:style-name="T3">Praveen Dubey 0 pt</text:span><text:span text:style-name="T1"> (Selector: </text:span><text:span text:style-name="T4">DIV.m11c-plyrSel__name</text:span><text:span text:style-name="T1">)</text:span></text:p>
        </text:list-item>
        <text:list-item>
          <text:p text:style-name="P2"><text:span text:style-name="T2"/><text:span text:style-name="T3">Brijesh Sharma 0 pt</text:span><text:span text:style-name="T1"> (Selector: </text:span><text:span text:style-name="T4">DIV.m11c-plyrSel__name</text:span><text:span text:style-name="T1">)</text:span></text:p>
        </text:list-item>
        <text:list-item>
          <text:p text:style-name="P2"><text:span text:style-name="T2"/><text:span text:style-name="T3">Sushant Mishra 0 pt</text:span><text:span text:style-name="T1"> (Selector: </text:span><text:span text:style-name="T4">DIV.m11c-plyrSel__name</text:span><text:span text:style-name="T1">)</text:span></text:p>
        </text:list-item>
        <text:list-item>
          <text:p text:style-name="P2"><text:span text:style-name="T2"/><text:span text:style-name="T3">Raghu Sharma 0 pt</text:span><text:span text:style-name="T1"> (Selector: </text:span><text:span text:style-name="T4">DIV.m11c-plyrSel__name</text:span><text:span text:style-name="T1">)</text:span></text:p>
        </text:list-item>
        <text:list-item>
          <text:p text:style-name="P2"><text:span text:style-name="T2"/><text:span text:style-name="T3">Vishal Nishad 0 pt</text:span><text:span text:style-name="T1"> (Selector: </text:span><text:span text:style-name="T4">DIV.m11c-plyrSel__name</text:span><text:span text:style-name="T1">)</text:span></text:p>
        </text:list-item>
        <text:list-item>
          <text:p text:style-name="P2"><text:span text:style-name="T2"/><text:span text:style-name="T3">Naman Tiwari 0 pt</text:span><text:span text:style-name="T1"> (Selector: </text:span><text:span text:style-name="T4">DIV.m11c-plyrSel__name</text:span><text:span text:style-name="T1">)</text:span></text:p>
        </text:list-item>
        <text:list-item>
          <text:p text:style-name="P2"><text:span text:style-name="T2"/><text:span text:style-name="T3">Yash Punja 0 pt</text:span><text:span text:style-name="T1"> (Selector: </text:span><text:span text:style-name="T4">DIV.m11c-plyrSel__name</text:span><text:span text:style-name="T1">)</text:span></text:p>
        </text:list-item>
      </text:list>
      <text:p text:style-name="P3"><text:span text:style-name="T5">Elements with classes </text:span><text:span text:style-name="T3">.m11c-tbl__cell.m11c-tbl__cell--amt</text:span><text:span text:style-name="T5">:</text:span></text:p>
      <text:list text:style-name="L1">
        <text:list-item>
          <text:p text:style-name="P4"><text:span text:style-name="T6"/><text:span text:style-name="T7">Credits</text:span><text:span text:style-name="T8"> (Selector: </text:span><text:span text:style-name="T1">DIV.m11c-tbl__cell.m11c-tbl__cell--amt.m11c-active--dw</text:span><text:span text:style-name="T8">)</text:span></text:p>
        </text:list-item>
        <text:list-item>
          <text:p text:style-name="P4"><text:span text:style-name="T6"/><text:span text:style-name="T7">11</text:span><text:span text:style-name="T8"> (Selector: </text:span><text:span text:style-name="T1">DIV.m11c-tbl__cell.m11c-tbl__cell--amt</text:span><text:span text:style-name="T8">)</text:span></text:p>
        </text:list-item>
        <text:list-item>
          <text:p text:style-name="P4"><text:span text:style-name="T6"/><text:span text:style-name="T7">10</text:span><text:span text:style-name="T8"> (Selector: </text:span><text:span text:style-name="T1">DIV.m11c-tbl__cell.m11c-tbl__cell--amt</text:span><text:span text:style-name="T8">)</text:span></text:p>
        </text:list-item>
        <text:list-item>
          <text:p text:style-name="P4"><text:span text:style-name="T6"/><text:span text:style-name="T7">10</text:span><text:span text:style-name="T8"> (Selector: </text:span><text:span text:style-name="T1">DIV.m11c-tbl__cell.m11c-tbl__cell--amt</text:span><text:span text:style-name="T8">)</text:span></text:p>
        </text:list-item>
        <text:list-item>
          <text:p text:style-name="P4"><text:span text:style-name="T6"/><text:span text:style-name="T7">10</text:span><text:span text:style-name="T8"> (Selector: </text:span><text:span text:style-name="T1">DIV.m11c-tbl__cell.m11c-tbl__cell--amt</text:span><text:span text:style-name="T8">)</text:span></text:p>
        </text:list-item>
        <text:list-item>
          <text:p text:style-name="P4"><text:span text:style-name="T6"/><text:span text:style-name="T7">10</text:span><text:span text:style-name="T8"> (Selector: </text:span><text:span text:style-name="T1">DIV.m11c-tbl__cell.m11c-tbl__cell--amt</text:span><text:span text:style-name="T8">)</text:span></text:p>
        </text:list-item>
        <text:list-item>
          <text:p text:style-name="P4"><text:span text:style-name="T6"/><text:span text:style-name="T7">10</text:span><text:span text:style-name="T8"> (Selector: </text:span><text:span text:style-name="T1">DIV.m11c-tbl__cell.m11c-tbl__cell--amt</text:span><text:span text:style-name="T8">)</text:span></text:p>
        </text:list-item>
        <text:list-item>
          <text:p text:style-name="P4"><text:span text:style-name="T6"/><text:span text:style-name="T7">9.5</text:span><text:span text:style-name="T8"> (Selector: </text:span><text:span text:style-name="T1">DIV.m11c-tbl__cell.m11c-tbl__cell--amt</text:span><text:span text:style-name="T8">)</text:span></text:p>
        </text:list-item>
        <text:list-item>
          <text:p text:style-name="P4"><text:span text:style-name="T6"/><text:span text:style-name="T7">9.5</text:span><text:span text:style-name="T8"> (Selector: </text:span><text:span text:style-name="T1">DIV.m11c-tbl__cell.m11c-tbl__cell--amt</text:span><text:span text:style-name="T8">)</text:span></text:p>
        </text:list-item>
        <text:list-item>
          <text:p text:style-name="P4"><text:span text:style-name="T6"/><text:span text:style-name="T7">9.5</text:span><text:span text:style-name="T8"> (Selector: </text:span><text:span text:style-name="T1">DIV.m11c-tbl__cell.m11c-tbl__cell--amt</text:span><text:span text:style-name="T8">)</text:span></text:p>
        </text:list-item>
        <text:list-item>
          <text:p text:style-name="P4"><text:span text:style-name="T6"/><text:span text:style-name="T7">9.5</text:span><text:span text:style-name="T8"> (Selector: </text:span><text:span text:style-name="T1">DIV.m11c-tbl__cell.m11c-tbl__cell--amt</text:span><text:span text:style-name="T8">)</text:span></text:p>
        </text:list-item>
        <text:list-item>
          <text:p text:style-name="P4"><text:span text:style-name="T6"/><text:span text:style-name="T7">9.5</text:span><text:span text:style-name="T8"> (Selector: </text:span><text:span text:style-name="T1">DIV.m11c-tbl__cell.m11c-tbl__cell--amt</text:span><text:span text:style-name="T8">)</text:span></text:p>
        </text:list-item>
        <text:list-item>
          <text:p text:style-name="P4"><text:span text:style-name="T6"/><text:span text:style-name="T7">9.5</text:span><text:span text:style-name="T8"> (Selector: </text:span><text:span text:style-name="T1">DIV.m11c-tbl__cell.m11c-tbl__cell--amt</text:span><text:span text:style-name="T8">)</text:span></text:p>
        </text:list-item>
        <text:list-item>
          <text:p text:style-name="P4"><text:span text:style-name="T6"/><text:span text:style-name="T7">9.5</text:span><text:span text:style-name="T8"> (Selector: </text:span><text:span text:style-name="T1">DIV.m11c-tbl__cell.m11c-tbl__cell--amt</text:span><text:span text:style-name="T8">)</text:span></text:p>
        </text:list-item>
        <text:list-item>
          <text:p text:style-name="P4"><text:span text:style-name="T6"/><text:span text:style-name="T7">9.5</text:span><text:span text:style-name="T8"> (Selector: </text:span><text:span text:style-name="T1">DIV.m11c-tbl__cell.m11c-tbl__cell--amt</text:span><text:span text:style-name="T8">)</text:span></text:p>
        </text:list-item>
        <text:list-item>
          <text:p text:style-name="P4"><text:span text:style-name="T6"/><text:span text:style-name="T7">9.5</text:span><text:span text:style-name="T8"> (Selector: </text:span><text:span text:style-name="T1">DIV.m11c-tbl__cell.m11c-tbl__cell--amt</text:span><text:span text:style-name="T8">)</text:span></text:p>
        </text:list-item>
        <text:list-item>
          <text:p text:style-name="P4"><text:span text:style-name="T6"/><text:span text:style-name="T7">9.5</text:span><text:span text:style-name="T8"> (Selector: </text:span><text:span text:style-name="T1">DIV.m11c-tbl__cell.m11c-tbl__cell--amt</text:span><text:span text:style-name="T8">)</text:span></text:p>
        </text:list-item>
        <text:list-item>
          <text:p text:style-name="P4"><text:span text:style-name="T6"/><text:span text:style-name="T7">9</text:span><text:span text:style-name="T8"> (Selector: </text:span><text:span text:style-name="T1">DIV.m11c-tbl__cell.m11c-tbl__cell--amt</text:span><text:span text:style-name="T8">)</text:span></text:p>
        </text:list-item>
        <text:list-item>
          <text:p text:style-name="P4"><text:span text:style-name="T6"/><text:span text:style-name="T7">9</text:span><text:span text:style-name="T8"> (Selector: </text:span><text:span text:style-name="T1">DIV.m11c-tbl__cell.m11c-tbl__cell--amt</text:span><text:span text:style-name="T8">)</text:span></text:p>
        </text:list-item>
        <text:list-item>
          <text:p text:style-name="P4"><text:span text:style-name="T6"/><text:span text:style-name="T7">9</text:span><text:span text:style-name="T8"> (Selector: </text:span><text:span text:style-name="T1">DIV.m11c-tbl__cell.m11c-tbl__cell--amt</text:span><text:span text:style-name="T8">)</text:span></text:p>
        </text:list-item>
        <text:list-item>
          <text:p text:style-name="P4"><text:span text:style-name="T6"/><text:span text:style-name="T7">9</text:span><text:span text:style-name="T8"> (Selector: </text:span><text:span text:style-name="T1">DIV.m11c-tbl__cell.m11c-tbl__cell--amt</text:span><text:span text:style-name="T8">)</text:span></text:p>
        </text:list-item>
        <text:list-item>
          <text:p text:style-name="P4"><text:span text:style-name="T6"/><text:span text:style-name="T7">9</text:span><text:span text:style-name="T8"> (Selector: </text:span><text:span text:style-name="T1">DIV.m11c-tbl__cell.m11c-tbl__cell--amt</text:span><text:span text:style-name="T8">)</text:span></text:p>
        </text:list-item>
        <text:list-item>
          <text:p text:style-name="P4"><text:span text:style-name="T6"/><text:span text:style-name="T7">9</text:span><text:span text:style-name="T8"> (Selector: </text:span><text:span text:style-name="T1">DIV.m11c-tbl__cell.m11c-tbl__cell--amt</text:span><text:span text:style-name="T8">)</text:span></text:p>
        </text:list-item>
        <text:list-item>
          <text:p text:style-name="P4"><text:span text:style-name="T6"/><text:span text:style-name="T7">9</text:span><text:span text:style-name="T8"> (Selector: </text:span><text:span text:style-name="T1">DIV.m11c-tbl__cell.m11c-tbl__cell--amt</text:span><text:span text:style-name="T8">)</text:span></text:p>
        </text:list-item>
        <text:list-item>
          <text:p text:style-name="P4"><text:span text:style-name="T6"/><text:span text:style-name="T7">8.5</text:span><text:span text:style-name="T8"> (Selector: </text:span><text:span text:style-name="T1">DIV.m11c-tbl__cell.m11c-tbl__cell--amt</text:span><text:span text:style-name="T8">)</text:span></text:p>
        </text:list-item>
        <text:list-item>
          <text:p text:style-name="P4"><text:span text:style-name="T6"/><text:span text:style-name="T7">8.5</text:span><text:span text:style-name="T8"> (Selector: </text:span><text:span text:style-name="T1">DIV.m11c-tbl__cell.m11c-tbl__cell--amt</text:span><text:span text:style-name="T8">)</text:span></text:p>
        </text:list-item>
        <text:list-item>
          <text:p text:style-name="P4"><text:span text:style-name="T6"/><text:span text:style-name="T7">8.5</text:span><text:span text:style-name="T8"> (Selector: </text:span><text:span text:style-name="T1">DIV.m11c-tbl__cell.m11c-tbl__cell--amt</text:span><text:span text:style-name="T8">)</text:span></text:p>
        </text:list-item>
        <text:list-item>
          <text:p text:style-name="P4"><text:span text:style-name="T6"/><text:span text:style-name="T7">8.5</text:span><text:span text:style-name="T8"> (Selector: </text:span><text:span text:style-name="T1">DIV.m11c-tbl__cell.m11c-tbl__cell--amt</text:span><text:span text:style-name="T8">)</text:span></text:p>
        </text:list-item>
        <text:list-item>
          <text:p text:style-name="P4"><text:span text:style-name="T6"/><text:span text:style-name="T7">8.5</text:span><text:span text:style-name="T8"> (Selector: </text:span><text:span text:style-name="T1">DIV.m11c-tbl__cell.m11c-tbl__cell--amt</text:span><text:span text:style-name="T8">)</text:span></text:p>
        </text:list-item>
        <text:list-item>
          <text:p text:style-name="P4"><text:span text:style-name="T6"/><text:span text:style-name="T7">8.5</text:span><text:span text:style-name="T8"> (Selector: </text:span><text:span text:style-name="T1">DIV.m11c-tbl__cell.m11c-tbl__cell--amt</text:span><text:span text:style-name="T8">)</text:span></text:p>
        </text:list-item>
        <text:list-item>
          <text:p text:style-name="P4"><text:span text:style-name="T6"/><text:span text:style-name="T7">8.5</text:span><text:span text:style-name="T8"> (Selector: </text:span><text:span text:style-name="T1">DIV.m11c-tbl__cell.m11c-tbl__cell--amt</text:span><text:span text:style-name="T8">)</text:span></text:p>
        </text:list-item>
        <text:list-item>
          <text:p text:style-name="P4"><text:span text:style-name="T6"/><text:span text:style-name="T7">8.5</text:span><text:span text:style-name="T8"> (Selector: </text:span><text:span text:style-name="T1">DIV.m11c-tbl__cell.m11c-tbl__cell--amt</text:span><text:span text:style-name="T8">)</text:span></text:p>
        </text:list-item>
        <text:list-item>
          <text:p text:style-name="P4"><text:span text:style-name="T6"/><text:span text:style-name="T7">8</text:span><text:span text:style-name="T8"> (Selector: </text:span><text:span text:style-name="T1">DIV.m11c-tbl__cell.m11c-tbl__cell--amt</text:span><text:span text:style-name="T8">)</text:span></text:p>
        </text:list-item>
        <text:list-item>
          <text:p text:style-name="P4"><text:span text:style-name="T6"/><text:span text:style-name="T7">8</text:span><text:span text:style-name="T8"> (Selector: </text:span><text:span text:style-name="T1">DIV.m11c-tbl__cell.m11c-tbl__cell--amt</text:span><text:span text:style-name="T8">)</text:span></text:p>
        </text:list-item>
        <text:list-item>
          <text:p text:style-name="P4"><text:span text:style-name="T6"/><text:span text:style-name="T7">8</text:span><text:span text:style-name="T8"> (Selector: </text:span><text:span text:style-name="T1">DIV.m11c-tbl__cell.m11c-tbl__cell--amt</text:span><text:span text:style-name="T8">)</text:span></text:p>
        </text:list-item>
        <text:list-item>
          <text:p text:style-name="P4"><text:span text:style-name="T6"/><text:span text:style-name="T7">8</text:span><text:span text:style-name="T8"> (Selector: </text:span><text:span text:style-name="T1">DIV.m11c-tbl__cell.m11c-tbl__cell--amt</text:span><text:span text:style-name="T8">)</text:span></text:p>
        </text:list-item>
        <text:list-item>
          <text:p text:style-name="P4"><text:span text:style-name="T6"/><text:span text:style-name="T7">8</text:span><text:span text:style-name="T8"> (Selector: </text:span><text:span text:style-name="T1">DIV.m11c-tbl__cell.m11c-tbl__cell--amt</text:span><text:span text:style-name="T8">)</text:span></text:p>
        </text:list-item>
        <text:list-item>
          <text:p text:style-name="P4"><text:span text:style-name="T6"/><text:span text:style-name="T7">8</text:span><text:span text:style-name="T8"> (Selector: </text:span><text:span text:style-name="T1">DIV.m11c-tbl__cell.m11c-tbl__cell--amt</text:span><text:span text:style-name="T8">)</text:span></text:p>
        </text:list-item>
        <text:list-item>
          <text:p text:style-name="P4"><text:span text:style-name="T6"/><text:span text:style-name="T7">8</text:span><text:span text:style-name="T8"> (Selector: </text:span><text:span text:style-name="T1">DIV.m11c-tbl__cell.m11c-tbl__cell--amt</text:span><text:span text:style-name="T8">)</text:span></text:p>
        </text:list-item>
        <text:list-item>
          <text:p text:style-name="P4"><text:span text:style-name="T6"/><text:span text:style-name="T7">8</text:span><text:span text:style-name="T8"> (Selector: </text:span><text:span text:style-name="T1">DIV.m11c-tbl__cell.m11c-tbl__cell--amt</text:span><text:span text:style-name="T8">)</text:span></text:p>
        </text:list-item>
        <text:list-item>
          <text:p text:style-name="P4"><text:span text:style-name="T6"/><text:span text:style-name="T7">8</text:span><text:span text:style-name="T8"> (Selector: </text:span><text:span text:style-name="T1">DIV.m11c-tbl__cell.m11c-tbl__cell--amt</text:span><text:span text:style-name="T8">)</text:span></text:p>
        </text:list-item>
        <text:list-item>
          <text:p text:style-name="P4"><text:span text:style-name="T6"/><text:span text:style-name="T7">8</text:span><text:span text:style-name="T8"> (Selector: </text:span><text:span text:style-name="T1">DIV.m11c-tbl__cell.m11c-tbl__cell--amt</text:span><text:span text:style-name="T8">)</text:span></text:p>
        </text:list-item>
        <text:list-item>
          <text:p text:style-name="P4"><text:span text:style-name="T6"/><text:span text:style-name="T7">8</text:span><text:span text:style-name="T8"> (Selector: </text:span><text:span text:style-name="T1">DIV.m11c-tbl__cell.m11c-tbl__cell--amt</text:span><text:span text:style-name="T8">)</text:span></text:p>
        </text:list-item>
        <text:list-item>
          <text:p text:style-name="P4"><text:span text:style-name="T6"/><text:span text:style-name="T7">8</text:span><text:span text:style-name="T8"> (Selector: </text:span><text:span text:style-name="T1">DIV.m11c-tbl__cell.m11c-tbl__cell--amt</text:span><text:span text:style-name="T8">)</text:span></text:p>
        </text:list-item>
        <text:list-item>
          <text:p text:style-name="P4"><text:span text:style-name="T6"/><text:span text:style-name="T7">8</text:span><text:span text:style-name="T8"> (Selector: </text:span><text:span text:style-name="T1">DIV.m11c-tbl__cell.m11c-tbl__cell--amt</text:span><text:span text:style-name="T8">)</text:span></text:p>
        </text:list-item>
        <text:list-item>
          <text:p text:style-name="P4"><text:span text:style-name="T6"/><text:span text:style-name="T7">7.5</text:span><text:span text:style-name="T8"> (Selector: </text:span><text:span text:style-name="T1">DIV.m11c-tbl__cell.m11c-tbl__cell--amt</text:span><text:span text:style-name="T8">)</text:span></text:p>
        </text:list-item>
        <text:list-item>
          <text:p text:style-name="P4"><text:span text:style-name="T6"/><text:span text:style-name="T7">7.5</text:span><text:span text:style-name="T8"> (Selector: </text:span><text:span text:style-name="T1">DIV.m11c-tbl__cell.m11c-tbl__cell--amt</text:span><text:span text:style-name="T8">)</text:span></text:p>
        </text:list-item>
        <text:list-item>
          <text:p text:style-name="P4"><text:span text:style-name="T6"/><text:span text:style-name="T7">7.5</text:span><text:span text:style-name="T8"> (Selector: </text:span><text:span text:style-name="T1">DIV.m11c-tbl__cell.m11c-tbl__cell--amt</text:span><text:span text:style-name="T8">)</text:span></text:p>
        </text:list-item>
        <text:list-item>
          <text:p text:style-name="P4"><text:span text:style-name="T6"/><text:span text:style-name="T7">7.5</text:span><text:span text:style-name="T8"> (Selector: </text:span><text:span text:style-name="T1">DIV.m11c-tbl__cell.m11c-tbl__cell--amt</text:span><text:span text:style-name="T8">)</text:span></text:p>
        </text:list-item>
        <text:list-item>
          <text:p text:style-name="P4"><text:span text:style-name="T6"/><text:span text:style-name="T7">7.5</text:span><text:span text:style-name="T8"> (Selector: </text:span><text:span text:style-name="T1">DIV.m11c-tbl__cell.m11c-tbl__cell--amt</text:span><text:span text:style-name="T8">)</text:span></text:p>
        </text:list-item>
        <text:list-item>
          <text:p text:style-name="P4"><text:span text:style-name="T6"/><text:span text:style-name="T7">7.5</text:span><text:span text:style-name="T8"> (Selector: </text:span><text:span text:style-name="T1">DIV.m11c-tbl__cell.m11c-tbl__cell--amt</text:span><text:span text:style-name="T8">)</text:span></text:p>
        </text:list-item>
        <text:list-item>
          <text:p text:style-name="P4"><text:span text:style-name="T6"/><text:span text:style-name="T7">7.5</text:span><text:span text:style-name="T8"> (Selector: </text:span><text:span text:style-name="T1">DIV.m11c-tbl__cell.m11c-tbl__cell--amt</text:span><text:span text:style-name="T8">)</text:span></text:p>
        </text:list-item>
        <text:list-item>
          <text:p text:style-name="P4"><text:span text:style-name="T6"/><text:span text:style-name="T7">7.5</text:span><text:span text:style-name="T8"> (Selector: </text:span><text:span text:style-name="T1">DIV.m11c-tbl__cell.m11c-tbl__cell--amt</text:span><text:span text:style-name="T8">)</text:span></text:p>
        </text:list-item>
        <text:list-item>
          <text:p text:style-name="P4"><text:span text:style-name="T6"/><text:span text:style-name="T7">7.5</text:span><text:span text:style-name="T8"> (Selector: </text:span><text:span text:style-name="T1">DIV.m11c-tbl__cell.m11c-tbl__cell--amt</text:span><text:span text:style-name="T8">)</text:span></text:p>
        </text:list-item>
        <text:list-item>
          <text:p text:style-name="P4"><text:span text:style-name="T6"/><text:span text:style-name="T7">7.5</text:span><text:span text:style-name="T8"> (Selector: </text:span><text:span text:style-name="T1">DIV.m11c-tbl__cell.m11c-tbl__cell--amt</text:span><text:span text:style-name="T8">)</text:span></text:p>
        </text:list-item>
        <text:list-item>
          <text:p text:style-name="P4"><text:span text:style-name="T6"/><text:span text:style-name="T7">7.5</text:span><text:span text:style-name="T8"> (Selector: </text:span><text:span text:style-name="T1">DIV.m11c-tbl__cell.m11c-tbl__cell--amt</text:span><text:span text:style-name="T8">)</text:span></text:p>
        </text:list-item>
        <text:list-item>
          <text:p text:style-name="P4"><text:span text:style-name="T6"/><text:span text:style-name="T7">7.5</text:span><text:span text:style-name="T8"> (Selector: </text:span><text:span text:style-name="T1">DIV.m11c-tbl__cell.m11c-tbl__cell--amt</text:span><text:span text:style-name="T8">)</text:span></text:p>
        </text:list-item>
        <text:list-item>
          <text:p text:style-name="P4"><text:span text:style-name="T6"/><text:span text:style-name="T7">7.5</text:span><text:span text:style-name="T8"> (Selector: </text:span><text:span text:style-name="T1">DIV.m11c-tbl__cell.m11c-tbl__cell--amt</text:span><text:span text:style-name="T8">)</text:span></text:p>
        </text:list-item>
        <text:list-item>
          <text:p text:style-name="P4"><text:span text:style-name="T6"/><text:span text:style-name="T7">7.5</text:span><text:span text:style-name="T8"> (Selector: </text:span><text:span text:style-name="T1">DIV.m11c-tbl__cell.m11c-tbl__cell--amt</text:span><text:span text:style-name="T8">)</text:span></text:p>
        </text:list-item>
        <text:list-item>
          <text:p text:style-name="P4"><text:span text:style-name="T6"/><text:span text:style-name="T7">7.5</text:span><text:span text:style-name="T8"> (Selector: </text:span><text:span text:style-name="T1">DIV.m11c-tbl__cell.m11c-tbl__cell--amt</text:span><text:span text:style-name="T8">)</text:span></text:p>
        </text:list-item>
        <text:list-item>
          <text:p text:style-name="P4"><text:span text:style-name="T6"/><text:span text:style-name="T7">7.5</text:span><text:span text:style-name="T8"> (Selector: </text:span><text:span text:style-name="T1">DIV.m11c-tbl__cell.m11c-tbl__cell--amt</text:span><text:span text:style-name="T8">)</text:span></text:p>
        </text:list-item>
        <text:list-item>
          <text:p text:style-name="P4"><text:span text:style-name="T6"/><text:span text:style-name="T7">7.5</text:span><text:span text:style-name="T8"> (Selector: </text:span><text:span text:style-name="T1">DIV.m11c-tbl__cell.m11c-tbl__cell--amt</text:span><text:span text:style-name="T8">)</text:span></text:p>
        </text:list-item>
        <text:list-item>
          <text:p text:style-name="P4"><text:span text:style-name="T6"/><text:span text:style-name="T7">7</text:span><text:span text:style-name="T8"> (Selector: </text:span><text:span text:style-name="T1">DIV.m11c-tbl__cell.m11c-tbl__cell--amt</text:span><text:span text:style-name="T8">)</text:span></text:p>
        </text:list-item>
        <text:list-item>
          <text:p text:style-name="P4"><text:span text:style-name="T6"/><text:span text:style-name="T7">7</text:span><text:span text:style-name="T8"> (Selector: </text:span><text:span text:style-name="T1">DIV.m11c-tbl__cell.m11c-tbl__cell--amt</text:span><text:span text:style-name="T8">)</text:span></text:p>
        </text:list-item>
        <text:list-item>
          <text:p text:style-name="P4"><text:span text:style-name="T6"/><text:span text:style-name="T7">7</text:span><text:span text:style-name="T8"> (Selector: </text:span><text:span text:style-name="T1">DIV.m11c-tbl__cell.m11c-tbl__cell--amt</text:span><text:span text:style-name="T8">)</text:span></text:p>
        </text:list-item>
        <text:list-item>
          <text:p text:style-name="P4"><text:span text:style-name="T6"/><text:span text:style-name="T7">7</text:span><text:span text:style-name="T8"> (Selector: </text:span><text:span text:style-name="T1">DIV.m11c-tbl__cell.m11c-tbl__cell--amt</text:span><text:span text:style-name="T8">)</text:span></text:p>
        </text:list-item>
        <text:list-item>
          <text:p text:style-name="P4"><text:span text:style-name="T6"/><text:span text:style-name="T7">7</text:span><text:span text:style-name="T8"> (Selector: </text:span><text:span text:style-name="T1">DIV.m11c-tbl__cell.m11c-tbl__cell--amt</text:span><text:span text:style-name="T8">)</text:span></text:p>
        </text:list-item>
        <text:list-item>
          <text:p text:style-name="P4"><text:span text:style-name="T6"/><text:span text:style-name="T7">7</text:span><text:span text:style-name="T8"> (Selector: </text:span><text:span text:style-name="T1">DIV.m11c-tbl__cell.m11c-tbl__cell--amt</text:span><text:span text:style-name="T8">)</text:span></text:p>
        </text:list-item>
        <text:list-item>
          <text:p text:style-name="P4"><text:span text:style-name="T6"/><text:span text:style-name="T7">7</text:span><text:span text:style-name="T8"> (Selector: </text:span><text:span text:style-name="T1">DIV.m11c-tbl__cell.m11c-tbl__cell--amt</text:span><text:span text:style-name="T8">)</text:span></text:p>
        </text:list-item>
        <text:list-item>
          <text:p text:style-name="P4"><text:span text:style-name="T6"/><text:span text:style-name="T7">7</text:span><text:span text:style-name="T8"> (Selector: </text:span><text:span text:style-name="T1">DIV.m11c-tbl__cell.m11c-tbl__cell--amt</text:span><text:span text:style-name="T8">)</text:span></text:p>
        </text:list-item>
        <text:list-item>
          <text:p text:style-name="P4"><text:span text:style-name="T6"/><text:span text:style-name="T7">7</text:span><text:span text:style-name="T8"> (Selector: </text:span><text:span text:style-name="T1">DIV.m11c-tbl__cell.m11c-tbl__cell--amt</text:span><text:span text:style-name="T8">)</text:span></text:p>
        </text:list-item>
        <text:list-item>
          <text:p text:style-name="P4"><text:span text:style-name="T6"/><text:span text:style-name="T7">7</text:span><text:span text:style-name="T8"> (Selector: </text:span><text:span text:style-name="T1">DIV.m11c-tbl__cell.m11c-tbl__cell--amt</text:span><text:span text:style-name="T8">)</text:span></text:p>
        </text:list-item>
        <text:list-item>
          <text:p text:style-name="P4"><text:span text:style-name="T6"/><text:span text:style-name="T7">7</text:span><text:span text:style-name="T8"> (Selector: </text:span><text:span text:style-name="T1">DIV.m11c-tbl__cell.m11c-tbl__cell--amt</text:span><text:span text:style-name="T8">)</text:span></text:p>
        </text:list-item>
        <text:list-item>
          <text:p text:style-name="P4"><text:span text:style-name="T6"/><text:span text:style-name="T7">7</text:span><text:span text:style-name="T8"> (Selector: </text:span><text:span text:style-name="T1">DIV.m11c-tbl__cell.m11c-tbl__cell--amt</text:span><text:span text:style-name="T8">)</text:span></text:p>
        </text:list-item>
        <text:list-item>
          <text:p text:style-name="P4"><text:span text:style-name="T6"/><text:span text:style-name="T7">7</text:span><text:span text:style-name="T8"> (Selector: </text:span><text:span text:style-name="T1">DIV.m11c-tbl__cell.m11c-tbl__cell--amt</text:span><text:span text:style-name="T8">)</text:span></text:p>
        </text:list-item>
        <text:list-item>
          <text:p text:style-name="P4"><text:span text:style-name="T6"/><text:span text:style-name="T7">7</text:span><text:span text:style-name="T8"> (Selector: </text:span><text:span text:style-name="T1">DIV.m11c-tbl__cell.m11c-tbl__cell--amt</text:span><text:span text:style-name="T8">)</text:span></text:p>
        </text:list-item>
        <text:list-item>
          <text:p text:style-name="P4"><text:span text:style-name="T6"/><text:span text:style-name="T7">7</text:span><text:span text:style-name="T8"> (Selector: </text:span><text:span text:style-name="T1">DIV.m11c-tbl__cell.m11c-tbl__cell--amt</text:span><text:span text:style-name="T8">)</text:span></text:p>
        </text:list-item>
        <text:list-item>
          <text:p text:style-name="P4"><text:span text:style-name="T6"/><text:span text:style-name="T7">7</text:span><text:span text:style-name="T8"> (Selector: </text:span><text:span text:style-name="T1">DIV.m11c-tbl__cell.m11c-tbl__cell--amt</text:span><text:span text:style-name="T8">)</text:span></text:p>
        </text:list-item>
        <text:list-item>
          <text:p text:style-name="P4"><text:span text:style-name="T6"/><text:span text:style-name="T7">7</text:span><text:span text:style-name="T8"> (Selector: </text:span><text:span text:style-name="T1">DIV.m11c-tbl__cell.m11c-tbl__cell--amt</text:span><text:span text:style-name="T8">)</text:span></text:p>
        </text:list-item>
        <text:list-item>
          <text:p text:style-name="P4"><text:span text:style-name="T6"/><text:span text:style-name="T7">7</text:span><text:span text:style-name="T8"> (Selector: </text:span><text:span text:style-name="T1">DIV.m11c-tbl__cell.m11c-tbl__cell--amt</text:span><text:span text:style-name="T8">)</text:span></text:p>
        </text:list-item>
        <text:list-item>
          <text:p text:style-name="P4"><text:span text:style-name="T6"/><text:span text:style-name="T7">7</text:span><text:span text:style-name="T8"> (Selector: </text:span><text:span text:style-name="T1">DIV.m11c-tbl__cell.m11c-tbl__cell--amt</text:span><text:span text:style-name="T8">)</text:span></text:p>
        </text:list-item>
        <text:list-item>
          <text:p text:style-name="P4"><text:span text:style-name="T6"/><text:span text:style-name="T7">7</text:span><text:span text:style-name="T8"> (Selector: </text:span><text:span text:style-name="T1">DIV.m11c-tbl__cell.m11c-tbl__cell--amt</text:span><text:span text:style-name="T8">)</text:span></text:p>
        </text:list-item>
        <text:list-item>
          <text:p text:style-name="P4"><text:span text:style-name="T6"/><text:span text:style-name="T7">7</text:span><text:span text:style-name="T8"> (Selector: </text:span><text:span text:style-name="T1">DIV.m11c-tbl__cell.m11c-tbl__cell--amt</text:span><text:span text:style-name="T8">)</text:span></text:p>
        </text:list-item>
        <text:list-item>
          <text:p text:style-name="P4"><text:span text:style-name="T6"/><text:span text:style-name="T7">7</text:span><text:span text:style-name="T8"> (Selector: </text:span><text:span text:style-name="T1">DIV.m11c-tbl__cell.m11c-tbl__cell--amt</text:span><text:span text:style-name="T8">)</text:span></text:p>
        </text:list-item>
        <text:list-item>
          <text:p text:style-name="P4"><text:span text:style-name="T6"/><text:span text:style-name="T7">7</text:span><text:span text:style-name="T8"> (Selector: </text:span><text:span text:style-name="T1">DIV.m11c-tbl__cell.m11c-tbl__cell--amt</text:span><text:span text:style-name="T8">)</text:span></text:p>
        </text:list-item>
        <text:list-item>
          <text:p text:style-name="P4"><text:span text:style-name="T6"/><text:span text:style-name="T7">7</text:span><text:span text:style-name="T8"> (Selector: </text:span><text:span text:style-name="T1">DIV.m11c-tbl__cell.m11c-tbl__cell--amt</text:span><text:span text:style-name="T8">)</text:span></text:p>
        </text:list-item>
        <text:list-item>
          <text:p text:style-name="P4"><text:span text:style-name="T6"/><text:span text:style-name="T7">7</text:span><text:span text:style-name="T8"> (Selector: </text:span><text:span text:style-name="T1">DIV.m11c-tbl__cell.m11c-tbl__cell--amt</text:span><text:span text:style-name="T8">)</text:span></text:p>
        </text:list-item>
        <text:list-item>
          <text:p text:style-name="P4"><text:span text:style-name="T6"/><text:span text:style-name="T7">7</text:span><text:span text:style-name="T8"> (Selector: </text:span><text:span text:style-name="T1">DIV.m11c-tbl__cell.m11c-tbl__cell--amt</text:span><text:span text:style-name="T8">)</text:span></text:p>
        </text:list-item>
        <text:list-item>
          <text:p text:style-name="P4"><text:span text:style-name="T6"/><text:span text:style-name="T7">7</text:span><text:span text:style-name="T8"> (Selector: </text:span><text:span text:style-name="T1">DIV.m11c-tbl__cell.m11c-tbl__cell--amt</text:span><text:span text:style-name="T8">)</text:span></text:p>
        </text:list-item>
        <text:list-item>
          <text:p text:style-name="P4"><text:span text:style-name="T6"/><text:span text:style-name="T7">7</text:span><text:span text:style-name="T8"> (Selector: </text:span><text:span text:style-name="T1">DIV.m11c-tbl__cell.m11c-tbl__cell--amt</text:span><text:span text:style-name="T8">)</text:span></text:p>
        </text:list-item>
        <text:list-item>
          <text:p text:style-name="P4"><text:span text:style-name="T6"/><text:span text:style-name="T7">7</text:span><text:span text:style-name="T8"> (Selector: </text:span><text:span text:style-name="T1">DIV.m11c-tbl__cell.m11c-tbl__cell--amt</text:span><text:span text:style-name="T8">)</text:span></text:p>
        </text:list-item>
        <text:list-item>
          <text:p text:style-name="P4"><text:span text:style-name="T6"/><text:span text:style-name="T7">7</text:span><text:span text:style-name="T8"> (Selector: </text:span><text:span text:style-name="T1">DIV.m11c-tbl__cell.m11c-tbl__cell--amt</text:span><text:span text:style-name="T8">)</text:span></text:p>
        </text:list-item>
        <text:list-item>
          <text:p text:style-name="P4"><text:span text:style-name="T6"/><text:span text:style-name="T7">7</text:span><text:span text:style-name="T8"> (Selector: </text:span><text:span text:style-name="T1">DIV.m11c-tbl__cell.m11c-tbl__cell--amt</text:span><text:span text:style-name="T8">)</text:span></text:p>
        </text:list-item>
        <text:list-item>
          <text:p text:style-name="P4"><text:span text:style-name="T6"/><text:span text:style-name="T7">7</text:span><text:span text:style-name="T8"> (Selector: </text:span><text:span text:style-name="T1">DIV.m11c-tbl__cell.m11c-tbl__cell--amt</text:span><text:span text:style-name="T8">)</text:span></text:p>
        </text:list-item>
        <text:list-item>
          <text:p text:style-name="P4"><text:span text:style-name="T6"/><text:span text:style-name="T7">7</text:span><text:span text:style-name="T8"> (Selector: </text:span><text:span text:style-name="T1">DIV.m11c-tbl__cell.m11c-tbl__cell--amt</text:span><text:span text:style-name="T8">)</text:span></text:p>
        </text:list-item>
        <text:list-item>
          <text:p text:style-name="P4"><text:span text:style-name="T6"/><text:span text:style-name="T7">7</text:span><text:span text:style-name="T8"> (Selector: </text:span><text:span text:style-name="T1">DIV.m11c-tbl__cell.m11c-tbl__cell--amt</text:span><text:span text:style-name="T8">)</text:span></text:p>
        </text:list-item>
      </text:list>
      <text:p text:style-name="P5"><text:span text:style-name="T1"/></text:p>
      <text:p text:style-name="P6"><text:span text:style-name="T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685.4</meta:generator>
  </office:meta>
</office:document-meta>
</file>